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aa9f4" officeooo:paragraph-rsid="000aa9f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0f95a8" officeooo:paragraph-rsid="000f95a8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ea108" officeooo:paragraph-rsid="000ea10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f0171" officeooo:paragraph-rsid="000f017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f3fc3" officeooo:paragraph-rsid="000f017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f3fc3" officeooo:paragraph-rsid="000f3fc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063ac" officeooo:paragraph-rsid="001063a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28809" officeooo:paragraph-rsid="0012880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f95a8" officeooo:paragraph-rsid="000f95a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2f9da" officeooo:paragraph-rsid="0012f9d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ba77e" officeooo:paragraph-rsid="001ba77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149f9" officeooo:paragraph-rsid="002149f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2f9da" officeooo:paragraph-rsid="0012f9d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2006a4" officeooo:paragraph-rsid="002006a4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officeooo:paragraph-rsid="00180d81"/>
    </style:style>
    <style:style style:name="T1" style:family="text">
      <style:text-properties officeooo:rsid="000cee0f"/>
    </style:style>
    <style:style style:name="T2" style:family="text">
      <style:text-properties officeooo:rsid="0014b498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0d1e2" style:font-weight-asian="normal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officeooo:rsid="00180d81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80d81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4pt" style:text-underline-style="none" fo:font-weight="bold" style:font-size-asian="14pt" style:font-size-complex="14pt"/>
    </style:style>
    <style:style style:name="T10" style:family="text">
      <style:text-properties officeooo:rsid="001ca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ction générale au d</text:span>roit</text:p>
      <text:p text:style-name="P1"/>
      <text:p text:style-name="P1"/>
      <text:p text:style-name="P3"/>
      <text:p text:style-name="P4">Peut-il y avait du droit en dehors de la loi ?</text:p>
      <text:p text:style-name="P5"/>
      <text:p text:style-name="P12">Anomie : Absence de normes</text:p>
      <text:p text:style-name="P12"/>
      <text:p text:style-name="P6">Crime &gt; Délit &gt; Infraction</text:p>
      <text:p text:style-name="P6"/>
      <text:p text:style-name="P6"/>
      <text:p text:style-name="P2">Thème 1 : Le droit dans l’environnement social</text:p>
      <text:p text:style-name="P2"/>
      <text:p text:style-name="P7">La société est composée d’individu, elle fonctionne grâce à un système de réglementation, de régulation, des relations entre les individus.</text:p>
      <text:p text:style-name="P8">Dans une approche historique, on observe aisément que toutes les sociétés ont recours à des normes qui les organisent. La norme (ce qui encadre le comportement humain), n’est pas forcément et uniquement juridique.</text:p>
      <text:p text:style-name="P9"/>
      <text:p text:style-name="P9"/>
      <text:p text:style-name="P13">Introduction – Qu’est-ce que le droit ?</text:p>
      <text:p text:style-name="P13"/>
      <text:p text:style-name="P10">La réponse n’est pas simple ou définitive, mais il y a cependant des pistes.<text:line-break/><text:span text:style-name="T2">Le droit est un phénomène normatif qui repose sur des normes sociales, des normes de comportement. Il y a dans le droit des affirmations déontiques qui dictent le comportement inscrit dans des normes.</text:span></text:p>
      <text:p text:style-name="P10"/>
      <text:p text:style-name="P15"><text:span text:style-name="T6">Droit positif et naturel :</text:span><text:span text:style-name="T7"> </text:span><text:span text:style-name="T8">Alors que le droit positif est le droit tel qu'il est réellement établi, et ce de manière variable, dans chaque État, le droit naturel est une </text:span><text:span text:style-name="T9">conception</text:span><text:span text:style-name="T8"> idéale du droit, tel qu'il devrait être pour être conforme aux </text:span><text:span text:style-name="T9">exigences</text:span><text:span text:style-name="T8"> d'humanité et de justice.</text:span></text:p>
      <text:p text:style-name="P15"><text:span text:style-name="T8"/></text:p>
      <text:p text:style-name="P11">Mais le droit n’est pas le seul a dicter des comportements normatifs, la religion et la morale aussi (Il faut, Il importe, …), <text:span text:style-name="T10">le droit n’est qu’un phénomène normatif parmi d’autres.</text:span></text:p>
      <text:p text:style-name="P11"/>
      <text:p text:style-name="P14">Ubi societas ibi jus ?<text:span text:style-name="T4"> La où il y a société, il y a droit ?</text:span></text:p>
      <text:p text:style-name="P14"><text:span text:style-name="T4"><text:s/></text:span></text:p>
      <text:p text:style-name="P14"><text:span text:style-name="T5">→ Cet adage s’observe oui, mais ce n’est qu’une observ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58:21.754224652</meta:creation-date>
    <dc:date>2018-10-02T12:56:48.171152513</dc:date>
    <meta:editing-duration>PT58M22S</meta:editing-duration>
    <meta:editing-cycles>23</meta:editing-cycles>
    <meta:generator>LibreOffice/6.1.1.2$Linux_X86_64 LibreOffice_project/10$Build-2</meta:generator>
    <meta:document-statistic meta:table-count="0" meta:image-count="0" meta:object-count="0" meta:page-count="1" meta:paragraph-count="14" meta:word-count="244" meta:character-count="1423" meta:non-whitespace-character-count="1190"/>
  </office:meta>
</office:document-meta>
</file>